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800000608EB6DD7B664E2C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2610*"/>
    </style:style>
    <style:style style:name="Table1.B" style:family="table-column">
      <style:table-column-properties style:column-width="16.397cm" style:rel-column-width="9296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Image1" text:anchor-type="char" svg:width="21.001cm" svg:height="26.148cm" draw:z-index="0"><draw:image xlink:href="Pictures/10000001000004D800000608EB6DD7B664E2C535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Line274378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M13 DRAFT – 03/2023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fixed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user manual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user manual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2.5.2$Linux_X86_64 LibreOffice_project/499f9727c189e6ef3471021d6132d4c694f357e5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28" meta:non-whitespace-character-count="112"/>
    <meta:user-defined meta:name="WebPublish_HTML_Profile">EEZ (HTML)</meta:user-defined>
  </office:meta>
</office:document-meta>
</file>